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paragraph-properties fo:margin-left="0in" fo:margin-right="0in" fo:text-indent="0in" style:auto-text-indent="false"/>
    </style:style>
    <style:style style:name="P2" style:family="paragraph" style:parent-style-name="List_20_Paragraph" style:list-style-name="WWNum1"/>
    <style:style style:name="P3" style:family="paragraph" style:parent-style-name="List_20_Paragraph">
      <style:paragraph-properties fo:margin-left="0in" fo:margin-right="0in" fo:text-indent="0in" style:auto-text-indent="false"/>
    </style:style>
    <style:style style:name="P4" style:family="paragraph" style:parent-style-name="List_20_Paragraph" style:list-style-name="WWNum1">
      <style:paragraph-properties fo:margin-left="0in" fo:margin-right="0in" fo:text-indent="0in" style:auto-text-indent="false"/>
    </style:style>
    <style:style style:name="P5" style:family="paragraph" style:parent-style-name="List_20_Paragraph" style:list-style-name="L1">
      <style:paragraph-properties fo:margin-left="0in" fo:margin-right="0in" fo:text-indent="0in" style:auto-text-indent="false"/>
    </style:style>
    <style:style style:name="P6" style:family="paragraph">
      <style:paragraph-properties fo:margin-left="0in" fo:margin-right="0in" fo:margin-top="0in" fo:margin-bottom="0in" fo:line-height="100%" fo:text-align="center" fo:text-indent="0in"/>
    </style:style>
    <style:style style:name="P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margin-left="0in" fo:margin-right="0in" fo:margin-top="0in" fo:margin-bottom="0in" fo:line-height="100%" fo:text-indent="0in"/>
    </style:style>
    <style:style style:name="P9"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20pt" fo:font-style="normal" fo:text-shadow="none" style:text-underline-style="none" fo:font-weight="bold" style:letter-kerning="true" style:font-name-asian="Droid Sans Fallback"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P1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1"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2"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6pt" fo:font-style="normal" fo:text-shadow="none" style:text-underline-style="none" fo:font-weight="bold" style:letter-kerning="true" style:font-name-asian="Droid Sans Fallback"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Liberation Sans1" fo:font-size="20pt" fo:font-style="normal" fo:text-shadow="none" style:text-underline-style="none" fo:font-weight="bold" style:letter-kerning="true" style:font-name-asian="Droid Sans Fallback"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font-name="Liberation Sans1" fo:font-size="16pt" fo:font-style="normal" fo:text-shadow="none" style:text-underline-style="none" fo:font-weight="bold" style:letter-kerning="true" style:font-name-asian="Droid Sans Fallback"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Arrow" draw:marker-start-width="0.1181in" draw:marker-start-center="false" draw:marker-end="Arrow" draw:marker-end-width="0.1181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n Malecki Questions 14 and 27 </text:p>
      <text:p text:style-name="Standard"/>
      <text:p text:style-name="Standard">Scott Aloisio collaborated with me on 14, and 27</text:p>
      <text:p text:style-name="Standard">Ryan Smith Reviewed question 14</text:p>
      <text:p text:style-name="Standard">William Hilska Reviewed question 23</text:p>
      <text:p text:style-name="Standard"/>
      <text:list xml:id="list14919174771" text:style-name="WWNum1">
        <text:list-header>
          <text:p text:style-name="P4">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list-header>
      </text:list>
      <text:p text:style-name="P1"/>
      <text:list xml:id="list478210572" text:continue-numbering="true" text:style-name="WWNum1">
        <text:list-item>
          <text:list>
            <text:list-item>
              <text:p text:style-name="P2">at the client-server layer.</text:p>
            </text:list-item>
            <text:list-item>
              <text:p text:style-name="P2">at the three-tier shared nothing layer.</text:p>
            </text:list-item>
            <text:list-item>
              <text:p text:style-name="P2">at the model-view-controller layer within the application tier.</text:p>
            </text:list-item>
            <text:list-item>
              <text:p text:style-name="P2">at the software implementation layer within the model-view-controller layer.</text:p>
            </text:list-item>
          </text:list>
        </text:list-item>
      </text:list>
      <text:p text:style-name="P1"/>
      <text:p text:style-name="P1">Answer: </text:p>
      <text:list xml:id="list604851828" text:style-name="L1">
        <text:list-item>
          <text:p text:style-name="P5">the software layer consists of the actual code, Active Record, Template View,Transformation View, Data Mapper, REST.</text:p>
        </text:list-item>
      </text:list>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g text:anchor-type="paragraph" draw:z-index="0" draw:style-name="gr1"><draw:custom-shape draw:style-name="gr2" draw:text-style-name="P7" svg:width="0.8906in" svg:height="0.9004in" svg:x="0.8811in" svg:y="0.4209in"><text:p text:style-name="P6"><text:span text:style-name="T2">Brows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 svg:width="1.385in" svg:height="0.9004in" svg:x="2.9583in" svg:y="0.3209in"><text:p text:style-name="P6"><text:span text:style-name="T2">Intern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 svg:x1="1.8209in" svg:y1="0.8709in" svg:x2="2.9087in" svg:y2="0.7709in"><text:p/></draw:line><draw:custom-shape draw:style-name="gr2" draw:text-style-name="P7" svg:width="1.6323in" svg:height="1.1504in" svg:x="5.6283in" svg:y="0.2709in"><text:p text:style-name="P6"><text:span text:style-name="T2">Website</text:span></text:p><draw:enhanced-geometry svg:viewBox="0 0 21600 21600" draw:type="rectangle" draw:enhanced-path="M 0 0 L 21600 0 21600 21600 0 21600 0 0 Z N"/></draw:custom-shape><draw:line draw:style-name="gr3" draw:text-style-name="P7" svg:x1="4.3429in" svg:y1="0.7709in" svg:x2="5.6287in" svg:y2="0.8209in"><text:p/></draw:line><draw:frame draw:style-name="gr4" draw:text-style-name="P9" svg:width="1.1378in" svg:height="0.5988in" svg:x="0.8811in" svg:y="1.3209in"><draw:text-box><text:p text:style-name="P8"><text:span text:style-name="T3">Client</text:span></text:p></draw:text-box></draw:frame><draw:frame draw:style-name="gr5" draw:text-style-name="P9" svg:width="1.5831in" svg:height="0.7488in" svg:x="5.6776in" svg:y="1.3709in"><draw:text-box><text:p text:style-name="P8"><text:span text:style-name="T3">Server</text:span></text:p></draw:text-box></draw:frame><draw:line draw:style-name="gr6" draw:text-style-name="P7" svg:x1="5.4803in" svg:y1="1.3709in" svg:x2="2.3154in" svg:y2="2.4209in"><text:p/></draw:line><draw:line draw:style-name="gr6" draw:text-style-name="P7" svg:x1="7.2606in" svg:y1="1.5209in" svg:x2="7.7181in" svg:y2="2.7209in"><text:p/></draw:line><draw:custom-shape draw:style-name="gr2" draw:text-style-name="P7" svg:width="1.5331in" svg:height="1.3504in" svg:x="1.6228in" svg:y="2.4709in"><text:p text:style-name="P6"><text:span text:style-name="T2">WebSever</text:span></text:p><text:p text:style-name="P6"><text:span text:style-name="T2">Apache/IIS</text:span></text:p><draw:enhanced-geometry svg:viewBox="0 0 21600 21600" draw:type="rectangle" draw:enhanced-path="M 0 0 L 21600 0 21600 21600 0 21600 0 0 Z N"/></draw:custom-shape><draw:custom-shape draw:style-name="gr2" draw:text-style-name="P7" svg:width="1.9287in" svg:height="1.3504in" svg:x="3.7492in" svg:y="2.5209in"><text:p text:style-name="P6"><text:span text:style-name="T2">App sever</text:span></text:p><text:p text:style-name="P6"><text:span text:style-name="T2">Rails</text:span></text:p><draw:enhanced-geometry svg:viewBox="0 0 21600 21600" draw:type="rectangle" draw:enhanced-path="M 0 0 L 21600 0 21600 21600 0 21600 0 0 Z N"/></draw:custom-shape><draw:custom-shape draw:style-name="gr2" draw:text-style-name="P7" svg:width="1.4469in" svg:height="1.3004in" svg:x="6.2713in" svg:y="2.7209in"><text:p text:style-name="P6"><text:span text:style-name="T2">Database</text:span></text:p><text:p text:style-name="P6"><text:span text:style-name="T2">Postgres</text:span></text:p><text:p text:style-name="P6"><text:span text:style-name="T2">SQLite</text:span></text:p><draw:enhanced-geometry svg:viewBox="0 0 21600 21600" draw:type="rectangle" draw:enhanced-path="M 0 0 L 21600 0 21600 21600 0 21600 0 0 Z N"/></draw:custom-shape><draw:line draw:style-name="gr7" draw:text-style-name="P7" svg:x1="3.3035in" svg:y1="3.1209in" svg:x2="3.798in" svg:y2="3.1209in"><text:p/></draw:line><draw:line draw:style-name="gr7" draw:text-style-name="P7" svg:x1="5.6772in" svg:y1="3.2209in" svg:x2="6.2705in" svg:y2="3.2709in"><text:p/></draw:line><draw:line draw:style-name="gr6" draw:text-style-name="P7" svg:x1="3.7988in" svg:y1="3.9209in" svg:x2="2.1669in" svg:y2="5.4209in"><text:p/></draw:line><draw:line draw:style-name="gr6" draw:text-style-name="P7" svg:x1="5.6772in" svg:y1="3.8709in" svg:x2="7.6059in" svg:y2="5.8209in"><text:p/></draw:line><draw:custom-shape draw:style-name="gr2" draw:text-style-name="P10" svg:width="1.2858in" svg:height="0.9504in" svg:x="2.711in" svg:y="4.6709in"><text:p text:style-name="P6"><text:span text:style-name="T4">Model</text:span></text:p><draw:enhanced-geometry svg:viewBox="0 0 21600 21600" draw:type="rectangle" draw:enhanced-path="M 0 0 L 21600 0 21600 21600 0 21600 0 0 Z N"/></draw:custom-shape><draw:custom-shape draw:style-name="gr2" draw:text-style-name="P10" svg:width="0.7921in" svg:height="0.8004in" svg:x="4.2929in" svg:y="4.7709in"><text:p text:style-name="P6"><text:span text:style-name="T4">Views</text:span></text:p><draw:enhanced-geometry svg:viewBox="0 0 21600 21600" draw:type="rectangle" draw:enhanced-path="M 0 0 L 21600 0 21600 21600 0 21600 0 0 Z N"/></draw:custom-shape><draw:custom-shape draw:style-name="gr2" draw:text-style-name="P10" svg:width="1.4343in" svg:height="0.6504in" svg:x="5.2327in" svg:y="4.8209in"><text:p text:style-name="P6"><text:span text:style-name="T4">Controller</text:span></text:p><draw:enhanced-geometry svg:viewBox="0 0 21600 21600" draw:type="rectangle" draw:enhanced-path="M 0 0 L 21600 0 21600 21600 0 21600 0 0 Z N"/></draw:custom-shape><draw:line draw:style-name="gr7" draw:text-style-name="P7" svg:x1="3.7988in" svg:y1="4.6709in" svg:x2="4.3921in" svg:y2="4.6709in"><text:p/></draw:line><draw:line draw:style-name="gr7" draw:text-style-name="P7" svg:x1="4.9354in" svg:y1="4.6209in" svg:x2="5.4795in" svg:y2="4.7209in"><text:p/></draw:line><draw:custom-shape draw:style-name="gr2" draw:text-style-name="P7" svg:width="0.5933in" svg:height="0.6504in" svg:x="0.3374in" svg:y="6.3209in"><text:p text:style-name="P6"><text:span text:style-name="T2">Browser</text:span></text:p><text:p text:style-name="P6"><text:span text:style-name="T2"/></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 svg:x1="1.0295in" svg:y1="6.6709in" svg:x2="1.6228in" svg:y2="6.4709in"><text:p/></draw:line><draw:custom-shape draw:style-name="gr2" draw:text-style-name="P7" svg:width="1.1378in" svg:height="1.3004in" svg:x="1.7213in" svg:y="6.0709in"><text:p text:style-name="P6"><text:span text:style-name="T2">Sever</text:span></text:p><text:p text:style-name="P6"><text:span text:style-name="T2">WebBrick</text:span></text:p><draw:enhanced-geometry svg:viewBox="0 0 21600 21600" draw:type="rectangle" draw:enhanced-path="M 0 0 L 21600 0 21600 21600 0 21600 0 0 Z N"/></draw:custom-shape><draw:custom-shape draw:style-name="gr2" draw:text-style-name="P7" svg:width="3.0169in" svg:height="1.2504in" svg:x="2.9083in" svg:y="6.0709in"><text:p text:style-name="P6"><text:span text:style-name="T2">Application Layer</text:span></text:p><text:p text:style-name="P6"><text:span text:style-name="T2">Rack,RailsLibrary</text:span></text:p><text:p text:style-name="P6"><text:span text:style-name="T2">SQLite Adapter</text:span></text:p><draw:enhanced-geometry svg:viewBox="0 0 21600 21600" draw:type="rectangle" draw:enhanced-path="M 0 0 L 21600 0 21600 21600 0 21600 0 0 Z N"/></draw:custom-shape><draw:frame draw:style-name="gr8" draw:text-style-name="P11" svg:width="4.0551in" svg:height="0.3988in" svg:x="1.5736in" svg:y="0.0209in"><draw:text-box><text:p text:style-name="P8"><text:span text:style-name="T4">LOGICAL LAYER</text:span></text:p></draw:text-box></draw:frame><draw:custom-shape draw:style-name="gr2" draw:text-style-name="P7" svg:width="1.5953in" svg:height="1.4504in" svg:x="6.1228in" svg:y="6.1709in"><text:p text:style-name="P6"><text:span text:style-name="T2">Persistence</text:span></text:p><text:p text:style-name="P6"><text:span text:style-name="T2">Layer</text:span></text:p><text:p text:style-name="P6"><text:span text:style-name="T2">SQLite</text:span></text:p><text:p text:style-name="P6"><text:span text:style-name="T2"/></text:p><draw:enhanced-geometry svg:viewBox="0 0 21600 21600" draw:type="rectangle" draw:enhanced-path="M 0 0 L 21600 0 21600 21600 0 21600 0 0 Z N"/></draw:custom-shape><draw:line draw:style-name="gr3" draw:text-style-name="P7" svg:x1="5.9244in" svg:y1="6.6209in" svg:x2="6.4685in" svg:y2="6.6709in"><text:p/></draw:line><draw:frame draw:style-name="gr4" draw:text-style-name="P12" svg:width="1.7807in" svg:height="0.5988in" svg:x="0.2382in" svg:y="5.7709in"><draw:text-box><text:p text:style-name="P8"><text:span text:style-name="T2">Development</text:span></text:p></draw:text-box></draw:frame><draw:frame draw:style-name="gr9" draw:text-style-name="P12" svg:width="1.6323in" svg:height="0.6988in" svg:x="0.2382in" svg:y="7.4209in"><draw:text-box><text:p text:style-name="P8"><text:span text:style-name="T2">Medium Deployment</text:span></text:p></draw:text-box></draw:frame><draw:custom-shape draw:style-name="gr2" draw:text-style-name="P7" svg:width="4.0551in" svg:height="0.4504in" svg:x="1.8209in" svg:y="7.8709in"><text:p text:style-name="P6"><text:span text:style-name="T2">Multiple</text:span></text:p><draw:enhanced-geometry svg:viewBox="0 0 21600 21600" draw:type="rectangle" draw:enhanced-path="M 0 0 L 21600 0 21600 21600 0 21600 0 0 Z N"/></draw:custom-shape><draw:custom-shape draw:style-name="gr2" draw:text-style-name="P7" svg:width="4.1543in" svg:height="0.4004in" svg:x="1.8701in" svg:y="8.4709in"><text:p text:style-name="P6"><text:span text:style-name="T2">Thin replaces webbrick</text:span></text:p><draw:enhanced-geometry svg:viewBox="0 0 21600 21600" draw:type="rectangle" draw:enhanced-path="M 0 0 L 21600 0 21600 21600 0 21600 0 0 Z N"/></draw:custom-shape><draw:custom-shape draw:style-name="gr2" draw:text-style-name="P7" svg:width="4.4012in" svg:height="0.4504in" svg:x="1.7713in" svg:y="8.9709in"><text:p text:style-name="P6"><text:span text:style-name="T2">MySQL adapter used instead of SQLite</text:span></text:p><draw:enhanced-geometry svg:viewBox="0 0 21600 21600" draw:type="rectangle" draw:enhanced-path="M 0 0 L 21600 0 21600 21600 0 21600 0 0 Z N"/></draw:custom-shape><draw:custom-shape draw:style-name="gr2" draw:text-style-name="P7" svg:width="1.2362in" svg:height="1.2504in" svg:x="6.3701in" svg:y="7.9709in"><text:p text:style-name="P6"><text:span text:style-name="T2">MySQL</text:span></text:p><text:p text:style-name="P6"><text:span text:style-name="T2">Server</text:span></text:p><draw:enhanced-geometry svg:viewBox="0 0 21600 21600" draw:type="rectangle" draw:enhanced-path="M 0 0 L 21600 0 21600 21600 0 21600 0 0 Z N"/></draw:custom-shape><draw:line draw:style-name="gr6" draw:text-style-name="P7" svg:x1="0.0902in" svg:y1="5.7209in" svg:x2="7.6067in" svg:y2="5.7709in"><text:p/></draw:line><draw:frame draw:style-name="gr9" draw:text-style-name="P13" svg:width="1.335in" svg:height="0.6988in" svg:x="0.0902in" svg:y="5.1209in"><draw:text-box><text:p text:style-name="P8"><text:span text:style-name="T5">Hardware</text:span></text:p><text:p text:style-name="P8"><text:span text:style-name="T5">Layer</text:span></text:p></draw:text-box></draw:frame><draw:line draw:style-name="gr7" draw:text-style-name="P7" svg:x1="5.876in" svg:y1="8.0709in" svg:x2="6.2717in" svg:y2="8.2209in"><text:p/></draw:line><draw:line draw:style-name="gr7" draw:text-style-name="P7" svg:x1="6.4201in" svg:y1="8.6209in" svg:x2="5.876in" svg:y2="8.5709in"><text:p/></draw:line><draw:line draw:style-name="gr7" draw:text-style-name="P7" svg:x1="6.4189in" svg:y1="8.9709in" svg:x2="5.974in" svg:y2="9.3709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List_20_Paragraph"/>
      <text:p text:style-name="List_20_Paragraph"/>
      <text:p text:style-name="List_20_Paragraph"/>
      <text:p text:style-name="List_20_Paragraph"/>
      <text:p text:style-name="List_20_Paragraph"/>
      <text:p text:style-name="List_20_Paragraph"><text:soft-page-break/></text:p>
      <text:p text:style-name="List_20_Paragraph"/>
      <text:p text:style-name="List_20_Paragraph"><draw:g text:anchor-type="paragraph" draw:z-index="1" draw:style-name="gr1"><draw:custom-shape draw:style-name="gr2" draw:text-style-name="P7" svg:width="1.5504in" svg:height="2.8004in" svg:x="5.95in" svg:y="1.0291in"><text:p text:style-name="P6"><text:span text:style-name="T2">PostgreSQL</text:span></text:p><text:p text:style-name="P6"><text:span text:style-name="T2">And </text:span></text:p><text:p text:style-name="P6"><text:span text:style-name="T2">DataBase cache</text:span></text:p><draw:enhanced-geometry svg:viewBox="0 0 21600 21600" draw:type="rectangle" draw:enhanced-path="M 0 0 L 21600 0 21600 21600 0 21600 0 0 Z N"/></draw:custom-shape><draw:frame draw:style-name="gr10" draw:text-style-name="P12" svg:width="5.6004in" svg:height="1.0988in" svg:x="1.25in" svg:y="0.1291in"><draw:text-box><text:p text:style-name="P8"><text:span text:style-name="T2">Large Scale Deployment</text:span></text:p></draw:text-box></draw:frame><draw:custom-shape draw:style-name="gr2" draw:text-style-name="P7" svg:width="2.3504in" svg:height="1.2004in" svg:x="1in" svg:y="1.7791in"><text:p text:style-name="P6"><text:span text:style-name="T2">HTTP sever caching</text:span></text:p><draw:enhanced-geometry svg:viewBox="0 0 21600 21600" draw:mirror-horizontal="false" draw:mirror-vertical="false" draw:type="rectangle" draw:enhanced-path="M 0 0 L 21600 0 21600 21600 0 21600 0 0 Z N"/></draw:custom-shape><draw:custom-shape draw:style-name="gr2" draw:text-style-name="P7" svg:width="1.1504in" svg:height="0.9004in" svg:x="4.15in" svg:y="1.9291in"><text:p text:style-name="P6"><text:span text:style-name="T2">Multiple</text:span><text:span text:style-name="T2"><text:line-break/></text:span><text:span text:style-name="T2">app instances</text:span></text:p><draw:enhanced-geometry svg:viewBox="0 0 21600 21600" draw:type="rectangle" draw:enhanced-path="M 0 0 L 21600 0 21600 21600 0 21600 0 0 Z N"/></draw:custom-shape><draw:custom-shape draw:style-name="gr11" draw:text-style-name="P7" svg:width="0.5504in" svg:height="0.5504in" svg:x="0.05in" svg:y="1.57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 svg:x1="0.5996in" svg:y1="1.8291in" svg:x2="1.0496in" svg:y2="2.1791in"><text:p/></draw:line><draw:line draw:style-name="gr3" draw:text-style-name="P7" svg:x1="0.5996in" svg:y1="2.7791in" svg:x2="1.0496in" svg:y2="2.5791in"><text:p/></draw:line><draw:custom-shape draw:style-name="gr11" draw:text-style-name="P7" svg:width="0.6004in" svg:height="0.6004in" svg:x="0in" svg:y="2.62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12" svg:width="1.3504in" svg:height="0.6748in" svg:x="0.2in" svg:y="1.1291in"><draw:text-box><text:p text:style-name="P8"><text:span text:style-name="T2">Many Clients</text:span></text:p></draw:text-box></draw:frame><draw:line draw:style-name="gr3" draw:text-style-name="P7" svg:x1="3.3996in" svg:y1="2.2291in" svg:x2="4.0996in" svg:y2="2.2791in"><text:p/></draw:line><draw:line draw:style-name="gr3" draw:text-style-name="P7" svg:x1="5.3496in" svg:y1="2.2291in" svg:x2="5.8996in" svg:y2="2.2791in"><text:p/></draw:line></draw:g></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text:soft-page-break/></text:p>
      <text:p text:style-name="List_20_Paragraph"/>
      <text:p text:style-name="List_20_Paragraph"/>
      <text:p text:style-name="List_20_Paragraph"/>
      <text:p text:style-name="List_20_Paragraph"/>
      <text:p text:style-name="P1">27. Some Plan and Document process models employ Formal Methods. <text:s/>The Cleanroom process model, described in <text:span text:style-name="T1">Appendix C</text:span> is one of these.</text:p>
      <text:list xml:id="list481325526" text:continue-list="list478210572" text:style-name="WWNum1">
        <text:list-item>
          <text:list>
            <text:list-item text:start-value="1">
              <text:p text:style-name="P2">What would be the advantages or disadvantages of replacing unit testing with inspection and formal verification (is it practical? <text:s/>would it be sufficiently accurate?)</text:p>
            </text:list-item>
            <text:list-item>
              <text:p text:style-name="P2">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list-item>
          </text:list>
        </text:list-item>
      </text:list>
      <text:p text:style-name="P1"><text:tab/>c. <text:s text:c="2"/>Although Cleanroom may seem to be the antithesis of Agile, are there any similarities between its practices and any Agile practices (Are there <text:span text:style-name="T1">any</text:span> 'best practices' they hold in common)?</text:p>
      <text:p text:style-name="P1"/>
      <text:p text:style-name="P1">Answer: </text:p>
      <text:p text:style-name="P1"><text:tab/>A. <text:s/>It would take much <text:s/>more time, and if mistakes are made in the formal proof it would not be easily found. <text:s/>While a unit test could be run by one person very quickly to test a new feature formal verification would take the whole team a significant amount of time to work. <text:s/>It is not practical for almost every type of project as costs would be too high and it not as effective as a simple unit test. <text:s/>Advantages would be only for very formal projects where proofs are necessary to show the code will work 100% of the time, and even then this could only be used on a small subset of the total code.</text:p>
      <text:p text:style-name="P1"><text:tab/>B. <text:s/>There may be specific applications where transitions are simple and testing the common paths will get all the errors. However, it is much more common to have simple problems with functionality, and if these are not detected because code is not written to test its segment, then the end product will still have significant flaws. </text:p>
      <text:p text:style-name="P1"><text:tab/>C. Throughout testing is common in both practices, even if the methods are opposing. There is also a focus on division of work between Black box, State box, and Clear box. The division of labor is similar to the focus of agile's user stories and point systems to rate smaller programs that fit into the larger project without exposing the complexity of implementing the code to those working in larger projects. </text:p>
      <text:p text:style-name="P1"/>
      <text:p text:style-name="P1"/>
      <text:p text:style-name="P1"/>
      <text:p text:style-name="P1"/>
      <text:p text:style-name="P1">39. <text:span text:style-name="T1">Lessons Learned</text:span> (Everyone Answers!): <text:s/>Most organizations carry out a postmortem (i.e., after delivery and acceptance) analysis of a project. <text:s text:c="2"/>In it, they assess all aspects of the project including products, process and resources with the intent of identifying both what well in the project and what areas should be improved upon in future projects. <text:s text:c="2"/>Before a formal postmortem, each team member does a self-assessment, called a Lessons Learned document. <text:s/>Write your own sections of our Lessons Learned document for the class by summarizing:</text:p>
      <text:list xml:id="list112785813" text:continue-list="list481325526" text:style-name="WWNum1">
        <text:list-item>
          <text:list>
            <text:list-item text:start-value="1">
              <text:p text:style-name="P2">What were the most important (to you, personally) concepts, principles, skills, tools, etc. that you learned/mastered throughout the semester.</text:p>
            </text:list-item>
            <text:list-item>
              <text:p text:style-name="P2">Note any concepts, principles, skills, tools, etc. that you would have liked to learn, but that we didn't cover.</text:p>
            </text:list-item>
            <text:list-item>
              <text:p text:style-name="P2">List all everything that you feel you did especially well this semester (master specific tools, languages, skills, etc.; <text:s/>contribute to the project in a specific way, etc., learn and implement specific things quickly, etc.).</text:p>
            </text:list-item>
            <text:list-item>
              <text:p text:style-name="P2">List anything that that you feel that you didn't do as well, or that didn't go as well as you hoped (getting a list of these items will help me to better schedule material for future semesters).</text:p>
              <text:p text:style-name="P4">Answer: </text:p>
            </text:list-item>
          </text:list>
          <text:list>
            <text:list-item>
              <text:p text:style-name="P4">I don't think I will use any of the skills taught in this course again. <text:s/>I have a basic understanding of Git and Ruby now, however not enough to be useful if I plan on using them in the future I will have to learn a lot more.</text:p>
            </text:list-item>
            <text:list-item>
              <text:p text:style-name="P4"><text:soft-page-break/>I wanted to learn how to use rails, but the amount of work we did in rails was minimal and I only understand the concepts of what I should be doing, there was very little actually carrying out the concepts. <text:s/>I was expecting to be able to make my own basic website with rails. However, we only learned how to edit a few files to demonstrate basic understanding of simple principles that were not demonstrated well enough to have a complete understanding of them. The course covered a lot of material none of it enough to be useful.</text:p>
            </text:list-item>
            <text:list-item>
              <text:p text:style-name="P4">I don't think I learned anything important in this course, if I had to use some of the tools or concepts we were taught in a serious environment, I would have to start over from scratch because this course was largely a waste of time.</text:p>
            </text:list-item>
            <text:list-item>
              <text:p text:style-name="P4">Pretty much everything, the course was horribly organized with no central topic. <text:s/>The course should have lectures that demonstrate a topic. Then we have homework on the topic, then to check our understanding we are tested on the topic. This is a pretty basic layout and this course had none of it. Pointing us at a series of free online websites does not consist of a college course, and aside from this there was no content unique to this class. I would have better spent my time doing these course online <text:s/>and taking another class. <text:s/>Even though we had homework each assignment didn't contribute to the goal of having a complete understanding of rails, each week there was a new language to learn that didn't have any relation to the previous week. It should build on a basic understanding of ruby then have a heavy focus on creating a rails app from scratch so we can understand why everything is happening. <text:s/>If 95% of the rails app is done for us, it is very difficult to understand how our changes effect it. Then it doesn’t help that before we have any serious understanding of what we are doing, we have to contribute to an open source project. This is a blatant waste of the developer's time, this might be appropriate if the instructor manages the whole interaction, testing setup, and being able to provide help. But it was clear that there was no organization before hand and to correct the many misunderstandings with setup alone, we would be wasting the time of real developers, rather than getting help from the instructor of the course we are paying fo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665in" fo:margin-bottom="0.7811in" fo:margin-left="0.1772in" fo:margin-right="0.44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Malecki</meta:initial-creator>
    <meta:creation-date>2014-12-15T11:44:47</meta:creation-date>
    <meta:generator>LibreOffice/3.5$Linux_X86_64 LibreOffice_project/350m1$Build-2</meta:generator>
    <dc:date>2014-12-15T15:30:45</dc:date>
    <dc:creator>Benjamin Malecki</dc:creator>
    <meta:editing-duration>PT3H38M7S</meta:editing-duration>
    <meta:editing-cycles>13</meta:editing-cycles>
    <meta:document-statistic meta:table-count="0" meta:image-count="0" meta:object-count="0" meta:page-count="5" meta:paragraph-count="30" meta:word-count="1224" meta:character-count="3024" meta:non-whitespace-character-count="5961"/>
  </office:meta>
</office:document-meta>
</file>